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style:vertical-align="auto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vertical-align="auto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vertical-align="auto" fo:margin-bottom="0in" fo:line-height="100%"/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style:vertical-align="auto" fo:margin-bottom="0in" fo:line-height="100%"/>
    </style:style>
    <style:style style:name="T15" style:parent-style-name="DefaultParagraphFont" style:family="text"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7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Normal" style:family="paragraph">
      <style:paragraph-properties style:vertical-align="auto" fo:margin-bottom="0in" fo:line-height="100%"/>
    </style:style>
    <style:style style:name="T23" style:parent-style-name="DefaultParagraphFont" style:family="text"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 fo:margin-bottom="0in" fo:line-height="100%"/>
    </style:style>
    <style:style style:name="T31" style:parent-style-name="DefaultParagraphFont" style:family="text"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 fo:margin-bottom="0in" fo:line-height="100%"/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vertical-align="auto" fo:margin-bottom="0in" fo:line-height="100%"/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vertical-align="auto" fo:margin-bottom="0in" fo:line-height="100%"/>
      <style:text-properties style:font-name="Calibri" style:font-name-complex="Consolas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 fo:margin-bottom="0in" fo:line-height="100%"/>
      <style:text-properties style:font-name="Calibri"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PageTitle</text:span></text:p>
          </table:table-cell>
          <table:table-cell table:style-name="TableCell16">
            <text:p text:style-name="P17">Post Detail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DetailsTitle</text:span></text:p>
          </table:table-cell>
          <table:table-cell table:style-name="TableCell24">
            <text:p text:style-name="P25">Post Detail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State</text:span></text:p>
          </table:table-cell>
          <table:table-cell table:style-name="TableCell32">
            <text:p text:style-name="P33">State of the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reated</text:p>
          </table:table-cell>
          <table:table-cell table:style-name="TableCell39">
            <text:p text:style-name="P40">Creation d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ostTitle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ackToList</text:p>
          </table:table-cell>
          <table:table-cell table:style-name="TableCell53">
            <text:p text:style-name="P54">Back to post list</text:p>
          </table:table-cell>
          <table:table-cell table:style-name="TableCell55"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04T11:46:00Z</dc:date>
    <meta:template xlink:href="Normal.dotm" xlink:type="simple"/>
    <meta:editing-cycles>3</meta:editing-cycles>
    <meta:editing-duration>PT0S</meta:editing-duration>
    <meta:document-statistic meta:page-count="1" meta:paragraph-count="1" meta:word-count="27" meta:character-count="191" meta:row-count="1" meta:non-whitespace-character-count="165"/>
  </office:meta>
</office:document-meta>
</file>